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9.55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Задачи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Плановая дата</text:p>
          </table:table-cell>
        </table:table-row>
        <table:table-row table:style-name="ro2">
          <table:table-cell office:value-type="string" calcext:value-type="string">
            <text:p>1. Добавление заявок без интеграции с 1С "вручную" по кнопке создать заказ. Для заполнения доступны все поля. Плюс инфо о перевозчике (ниже расписано отдельно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 Закачка заявок через excel (шаблон) - пока не делать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Добавление маршрутов через админку с тарифом за маршрут, за часы (new!) и количество точек (new). Просто добавить поля. Расчеты будем делать отдельно, позже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</table:table-row>
        <table:table-row table:style-name="ro1">
          <table:table-cell office:value-type="string" calcext:value-type="string">
            <text:p>4. При изменении статуса накладной и МЛ со статусом "доставлено" вводить количество фактичеких часов (пока - вручную)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</table:table-row>
        <table:table-row table:style-name="ro1">
          <table:table-cell office:value-type="string" calcext:value-type="string">
            <text:p>5. При изменении статуса накладной и МЛ возможность выбора ФИО водителя, Номера ТС, Транспортной компании. От этих полей сделать ссылку на добавление транспортной компании. После выполнения п.6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</table:table-row>
        <table:table-row table:style-name="ro1">
          <table:table-cell office:value-type="string" calcext:value-type="string">
            <text:p>6. Доработка БД - таблица с транспортными компаниями, водителями, номерами ТС - все отдельно.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</table:table-row>
        <table:table-row table:style-name="ro1">
          <table:table-cell office:value-type="string" calcext:value-type="string">
            <text:p>7. К накладной и МЛ - ввод сопроводительных документов - отдельные таблицы с типами ТСД (товаро-сопроводительные документы). Делать по аналогии с претензиям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 Модуль взаиморасчетов. Возможность объединения МЛ и накладных в реестр - отдельные таблицы в БД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 Проверить добавление юзеров через админку. При необходимости исправить. + 13/03, Дмитрий. Клинтский пользователь привязывается по ИНН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</table:table-row>
        <table:table-row table:style-name="ro1">
          <table:table-cell office:value-type="string" calcext:value-type="string">
            <text:p>10. Добавление транспортных компаний, водителей и ТС через админку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Добавление заказа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 Инфо о заказе от клиента - наименование, внешний номер заказа, стоимость, груз (тоннаж и т.п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 Сразу возможность перехода к составлению маршрута или выбору маршру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Инфо о перевозчике - всё + стоимость при необходимости (или расчет при выбранном маршруте, или вводить при составлении маршрута?)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При добавлении заказа печать доверенности и иных документов - отчеты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.00.0000</text:date>, <text:time style:data-style-name="N2" text:time-value="20:35:23.1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35S</meta:editing-duration>
    <meta:editing-cycles>4</meta:editing-cycles>
    <meta:generator>LibreOffice/5.0.2.2$Windows_x86 LibreOffice_project/37b43f919e4de5eeaca9b9755ed688758a8251fe</meta:generator>
    <dc:date>2017-03-13T20:49:32.626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